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757in"/>
    </style:style>
    <style:style style:name="Table1.B" style:family="table-column">
      <style:table-column-properties style:column-width="2.6507in"/>
    </style:style>
    <style:style style:name="Table1.C" style:family="table-column">
      <style:table-column-properties style:column-width="2.9667in"/>
    </style:style>
    <style:style style:name="Table1.A1" style:family="table-cell">
      <style:table-cell-properties style:vertical-align="middle" fo:padding="0.0194in" fo:border="0.05pt solid #000000"/>
    </style:style>
    <style:style style:name="P1"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Heading_20_3">
      <style:text-properties style:font-name="Google Sans"/>
    </style:style>
    <style:style style:name="P3" style:family="paragraph" style:parent-style-name="Table_20_Contents">
      <style:paragraph-properties fo:margin-left="0in" fo:margin-right="0in" fo:margin-top="0in" fo:margin-bottom="0in" style:contextual-spacing="false" fo:line-height="114%" fo:text-indent="0in" style:auto-text-indent="false"/>
    </style:style>
    <style:style style:name="P4"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6"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7"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8"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9"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1"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3"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4"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5"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6"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7"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8" style:family="paragraph" style:parent-style-name="Text_20_body" style:list-style-name="L1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9"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20"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21"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22"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style="italic"/>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style:font-name-asian="Google Sans Text" style:font-name-complex="Google Sans Text"/>
    </style:style>
    <style:style style:name="T4" style:family="text">
      <style:text-properties fo:font-style="italic"/>
    </style:style>
    <style:style style:name="T5" style:family="text">
      <style:text-properties officeooo:rsid="00055e7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Exam Logistics</text:h>
      <text:p text:style-name="P6">Before diving into the content, remember the format of the exam:</text:p>
      <text:list text:style-name="L1">
        <text:list-item>
          <text:p text:style-name="P7"><text:span text:style-name="T1">Format:</text:span> 25 Multiple-choice questions (MCQs).</text:p>
        </text:list-item>
        <text:list-item>
          <text:p text:style-name="P7"><text:span text:style-name="T1">Time Limit:</text:span> 90 minutes.</text:p>
        </text:list-item>
        <text:list-item>
          <text:p text:style-name="P7"><text:span text:style-name="T1">Scoring:</text:span> The exam uses a specific scoring matrix where partial credit or penalties may apply depending on the combination of answers selected. For example, selecting the correct combination yields 2.0 points, while incorrect combinations yield fewer or 0 points.</text:p>
        </text:list-item>
      </text:list>
      <text:p text:style-name="Horizontal_20_Line"/>
      <text:h text:style-name="Heading_20_1" text:outline-level="1"><text:span text:style-name="T5">1. </text:span>Data science and its economic context - <text:span text:style-name="T5">Ewa</text:span></text:h>
      <text:h text:style-name="P1" text:outline-level="3">2. Core Definitions: Data &amp; Data Science</text:h>
      <text:p text:style-name="P19">What is Data?</text:p>
      <text:list text:style-name="L2">
        <text:list-item>
          <text:p text:style-name="P8"><text:span text:style-name="T1">Formal Definition:</text:span> Symbolic representations of empirical observations recorded to describe attributes of phenomena.</text:p>
        </text:list-item>
        <text:list-item>
          <text:p text:style-name="P8"><text:span text:style-name="T1">Transformation Pipeline:</text:span> Data $\rightarrow$ Information (context) $\rightarrow$ Knowledge (understanding) $\rightarrow$ Decisions (action).</text:p>
        </text:list-item>
      </text:list>
      <text:p text:style-name="P6"><text:span text:style-name="T1">Data Types by Structure</text:span> :</text:p>
      <text:list text:style-name="L3">
        <text:list-item>
          <text:p text:style-name="P9"><text:span text:style-name="T1">Structured:</text:span> Tables with rows/columns (e.g., SQL, spreadsheets).</text:p>
        </text:list-item>
        <text:list-item>
          <text:p text:style-name="P9"><text:span text:style-name="T1">Semi-structured:</text:span> Irregular but self-described (e.g., JSON, XML).</text:p>
        </text:list-item>
        <text:list-item>
          <text:p text:style-name="P9"><text:span text:style-name="T1">Unstructured:</text:span> Free text, images, audio, video.</text:p>
        </text:list-item>
      </text:list>
      <text:p text:style-name="P6"><text:span text:style-name="T1">Measurement Scales (Stevens, 1946)</text:span> :</text:p>
      <text:list text:style-name="L4">
        <text:list-item>
          <text:p text:style-name="P10"><text:span text:style-name="T1">Nominal:</text:span> Categories with no order (e.g., Blood type, Country).</text:p>
        </text:list-item>
        <text:list-item>
          <text:p text:style-name="P10"><text:span text:style-name="T1">Ordinal:</text:span> Ordered categories, but gaps aren't meaningful (e.g., Likert scale 1-5).</text:p>
        </text:list-item>
        <text:list-item>
          <text:p text:style-name="P10"><text:span text:style-name="T1">Interval:</text:span> Numeric, equal steps, no true zero (e.g., Temperature in Celsius).</text:p>
        </text:list-item>
        <text:list-item>
          <text:p text:style-name="P10"><text:span text:style-name="T1">Ratio:</text:span> Numeric, equal steps, true zero exists (e.g., Income, Weight).</text:p>
        </text:list-item>
      </text:list>
      <text:p text:style-name="P19">What is Data Science?</text:p>
      <text:list text:style-name="L5">
        <text:list-item>
          <text:p text:style-name="P11">It is an interdisciplinary field combining math/statistics, specialized programming, AI/ML, and domain expertise to extract actionable insights.</text:p>
        </text:list-item>
        <text:list-item>
          <text:p text:style-name="P11">It differs from <text:span text:style-name="T1">Data Engineering</text:span> (which focuses on pipelines and storage) and pure <text:span text:style-name="T1">Statistics</text:span> (which focuses on inference and uncertainty).</text:p>
        </text:list-item>
      </text:list>
      <text:p text:style-name="Horizontal_20_Line"><text:soft-page-break/></text:p>
      <text:h text:style-name="P1" text:outline-level="3">3. Data Representation for Machine Learning</text:h>
      <text:p text:style-name="P6"><text:span text:style-name="T1">The Golden Rule:</text:span> Machine Learning models operate on numbers. All data types must be transformed into numeric representations.</text:p>
      <text:list text:style-name="L6">
        <text:list-item>
          <text:p text:style-name="P20">Tabular Data:</text:p>
          <text:list>
            <text:list-item>
              <text:p text:style-name="P12">Categorical variables are encoded using <text:span text:style-name="T1">one-hot encoding</text:span> or <text:span text:style-name="T1">target encoding</text:span>.</text:p>
            </text:list-item>
            <text:list-item>
              <text:p text:style-name="P12">Continuous variables are scaled or normalized.</text:p>
            </text:list-item>
            <text:list-item>
              <text:p text:style-name="P12">Missing values are handled via imputation (median/KNN).</text:p>
            </text:list-item>
          </text:list>
        </text:list-item>
        <text:list-item>
          <text:p text:style-name="P20">Text (NLP):</text:p>
          <text:list>
            <text:list-item>
              <text:p text:style-name="P12">Converted using <text:span text:style-name="T1">Bag-of-words</text:span>, <text:span text:style-name="T1">TF-IDF</text:span>, or <text:span text:style-name="T1">Embeddings</text:span> (Word2Vec, BERT).</text:p>
            </text:list-item>
          </text:list>
        </text:list-item>
        <text:list-item>
          <text:p text:style-name="P20">Images:</text:p>
          <text:list>
            <text:list-item>
              <text:p text:style-name="P12">Represented as tensors (Height $\times$ Width $\times$ Channels) of pixel intensities.</text:p>
            </text:list-item>
          </text:list>
        </text:list-item>
        <text:list-item>
          <text:p text:style-name="P20">Geospatial:</text:p>
          <text:list>
            <text:list-item>
              <text:p text:style-name="P12">Represented by coordinates (lat/lon) or rasters (grids).</text:p>
            </text:list-item>
          </text:list>
        </text:list-item>
      </text:list>
      <text:p text:style-name="Horizontal_20_Line"/>
      <text:h text:style-name="P1" text:outline-level="3">4. Econometrics vs. Data Science</text:h>
      <text:p text:style-name="P6">This is a major theme of the lecture. You must understand the distinction between the "Model-based" culture (Econometrics) and the "Algorithmic" culture (Data Scienc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ext:span text:style-name="Strong_20_Emphasis"><text:span text:style-name="T2">Feature</text:span></text:span></text:p>
            </table:table-cell>
            <table:table-cell table:style-name="Table1.A1" office:value-type="string">
              <text:p text:style-name="P3"><text:span text:style-name="Strong_20_Emphasis"><text:span text:style-name="T2">Econometrics</text:span></text:span></text:p>
            </table:table-cell>
            <table:table-cell table:style-name="Table1.A1" office:value-type="string">
              <text:p text:style-name="P3"><text:span text:style-name="Strong_20_Emphasis"><text:span text:style-name="T2">Data Science / ML</text:span></text:span></text:p>
            </table:table-cell>
          </table:table-row>
        </table:table-header-rows>
        <table:table-row>
          <table:table-cell table:style-name="Table1.A1" office:value-type="string">
            <text:p text:style-name="P4">Primary Goal</text:p>
          </table:table-cell>
          <table:table-cell table:style-name="Table1.A1" office:value-type="string">
            <text:p text:style-name="P5">Causal inference, parameter estimation.<text:span text:style-name="T3"/></text:p>
          </table:table-cell>
          <table:table-cell table:style-name="Table1.A1" office:value-type="string">
            <text:p text:style-name="P5">Prediction, pattern recognition.<text:span text:style-name="T3"/></text:p>
          </table:table-cell>
        </table:table-row>
        <table:table-row>
          <table:table-cell table:style-name="Table1.A1" office:value-type="string">
            <text:p text:style-name="P4">Approach</text:p>
          </table:table-cell>
          <table:table-cell table:style-name="Table1.A1" office:value-type="string">
            <text:p text:style-name="P5">Theory-driven, model-based.<text:span text:style-name="T3"/></text:p>
          </table:table-cell>
          <table:table-cell table:style-name="Table1.A1" office:value-type="string">
            <text:p text:style-name="P5">Data-driven, algorithmic.<text:span text:style-name="T3"/></text:p>
          </table:table-cell>
        </table:table-row>
        <table:table-row>
          <table:table-cell table:style-name="Table1.A1" office:value-type="string">
            <text:p text:style-name="P4">Focus</text:p>
          </table:table-cell>
          <table:table-cell table:style-name="Table1.A1" office:value-type="string">
            <text:p text:style-name="P5">Interpretability and validity (Why did X happen?).<text:span text:style-name="T3"/></text:p>
          </table:table-cell>
          <table:table-cell table:style-name="Table1.A1" office:value-type="string">
            <text:p text:style-name="P5">Accuracy and scalability (What will happen?).<text:span text:style-name="T3"/></text:p>
          </table:table-cell>
        </table:table-row>
        <table:table-row>
          <table:table-cell table:style-name="Table1.A1" office:value-type="string">
            <text:p text:style-name="P4">Evaluation</text:p>
          </table:table-cell>
          <table:table-cell table:style-name="Table1.A1" office:value-type="string">
            <text:p text:style-name="P5">Consistency, unbiasedness, p-values.<text:span text:style-name="T3"/></text:p>
          </table:table-cell>
          <table:table-cell table:style-name="Table1.A1" office:value-type="string">
            <text:p text:style-name="P5">Out-of-sample prediction accuracy (Cross-validation).<text:span text:style-name="T3"/></text:p>
          </table:table-cell>
        </table:table-row>
      </table:table>
      <text:p text:style-name="P6"><text:soft-page-break/><text:span text:style-name="T1">Integration (Causal ML):</text:span> Modern economics integrates these fields using methods like <text:span text:style-name="T1">Double Machine Learning (DML)</text:span> to estimate causal parameters while using ML to handle high-dimensional controls.</text:p>
      <text:p text:style-name="Horizontal_20_Line"/>
      <text:h text:style-name="P1" text:outline-level="3">5. Machine Learning Fundamentals</text:h>
      <text:p text:style-name="P6"><text:span text:style-name="T1">Definition:</text:span> Algorithms that improve automatically through experience (data) without being explicitly programmed.</text:p>
      <text:p text:style-name="P19">Types of Learning:</text:p>
      <text:list text:style-name="L7">
        <text:list-item>
          <text:p text:style-name="P21">Supervised Learning:</text:p>
          <text:list>
            <text:list-item>
              <text:p text:style-name="P13"><text:span text:style-name="T1">Data:</text:span> Labeled (Input-Output pairs).</text:p>
            </text:list-item>
            <text:list-item>
              <text:p text:style-name="P13"><text:span text:style-name="T1">Goal:</text:span> Prediction or Classification.</text:p>
            </text:list-item>
            <text:list-item>
              <text:p text:style-name="P13"><text:span text:style-name="T1">Examples:</text:span> Regression, Spam detection, Credit scoring.</text:p>
            </text:list-item>
          </text:list>
        </text:list-item>
        <text:list-item>
          <text:p text:style-name="P21">Unsupervised Learning:</text:p>
          <text:list>
            <text:list-item>
              <text:p text:style-name="P13"><text:span text:style-name="T1">Data:</text:span> Unlabeled.</text:p>
            </text:list-item>
            <text:list-item>
              <text:p text:style-name="P13"><text:span text:style-name="T1">Goal:</text:span> Structure discovery, grouping, dimensionality reduction.</text:p>
            </text:list-item>
            <text:list-item>
              <text:p text:style-name="P13"><text:span text:style-name="T1">Examples:</text:span> Clustering, PCA, Customer segmentation.</text:p>
            </text:list-item>
          </text:list>
        </text:list-item>
        <text:list-item>
          <text:p text:style-name="P21">Reinforcement Learning:</text:p>
          <text:list>
            <text:list-item>
              <text:p text:style-name="P13">Agents act based on feedback/rewards (e.g., self-driving cars).</text:p>
            </text:list-item>
          </text:list>
        </text:list-item>
      </text:list>
      <text:p text:style-name="P19">Key Risks &amp; Concepts:</text:p>
      <text:list text:style-name="L8">
        <text:list-item>
          <text:p text:style-name="P14"><text:span text:style-name="T1">Inductive Bias:</text:span> Assumptions made by a model to generalize beyond training data. Stronger bias = less data needed but less flexible.</text:p>
        </text:list-item>
        <text:list-item>
          <text:p text:style-name="P14"><text:span text:style-name="T1">Spurious Correlations ("Pigeon Superstition"):</text:span> Models may learn patterns that are correlated but not causal (e.g., a model predicting "cow" just because it sees "grass").</text:p>
        </text:list-item>
        <text:list-item>
          <text:p text:style-name="P14"><text:span text:style-name="T1">Data Leakage:</text:span> A critical error where information from the test set leaks into the training set (e.g., using future data to predict the past), leading to overly optimistic results.</text:p>
        </text:list-item>
      </text:list>
      <text:p text:style-name="Horizontal_20_Line"/>
      <text:h text:style-name="P1" text:outline-level="3">6. Scientific Rigor &amp; Ethics</text:h>
      <text:p text:style-name="P6"><text:span text:style-name="T1">Reproducibility vs. Replicability</text:span>:</text:p>
      <text:list text:style-name="L9">
        <text:list-item>
          <text:p text:style-name="P15"><text:soft-page-break/><text:span text:style-name="T1">Reproducibility:</text:span> Same Data + Same Analysis = Same Results (Quantitative check).</text:p>
        </text:list-item>
        <text:list-item>
          <text:p text:style-name="P15"><text:span text:style-name="T1">Replicability:</text:span> Different Data (new experiment) + Same Analysis = Same Findings (Robustness check).</text:p>
        </text:list-item>
      </text:list>
      <text:p text:style-name="P19">Data Ethics:</text:p>
      <text:list text:style-name="L10">
        <text:list-item>
          <text:p text:style-name="P16"><text:span text:style-name="T1">Fairness:</text:span> Ensuring models do not discriminate. Concepts include <text:span text:style-name="T1">Demographic Parity</text:span> and <text:span text:style-name="T1">Equal Opportunity</text:span> .</text:p>
        </text:list-item>
        <text:list-item>
          <text:p text:style-name="P16"><text:span text:style-name="T1">Transparency:</text:span> Documenting models and datasets.</text:p>
        </text:list-item>
        <text:list-item>
          <text:p text:style-name="P16"><text:span text:style-name="T1">Explainability:</text:span> Clarifying <text:span text:style-name="T4">why</text:span> a model made a decision.</text:p>
        </text:list-item>
      </text:list>
      <text:p text:style-name="P6"><text:span text:style-name="T1">Types of Bias to Watch For</text:span>:</text:p>
      <text:list text:style-name="L11">
        <text:list-item>
          <text:p text:style-name="P17"><text:span text:style-name="T1">Selection Bias:</text:span> Data is not representative (e.g., only urban hospitals).</text:p>
        </text:list-item>
        <text:list-item>
          <text:p text:style-name="P17"><text:span text:style-name="T1">Measurement Bias:</text:span> Errors in measuring variables (e.g., self-reported income).</text:p>
        </text:list-item>
        <text:list-item>
          <text:p text:style-name="P17"><text:span text:style-name="T1">Recall Bias:</text:span> Participants remember past events differently.</text:p>
        </text:list-item>
        <text:list-item>
          <text:p text:style-name="P17"><text:span text:style-name="T1">Publication Bias:</text:span> Only positive results get published.</text:p>
        </text:list-item>
      </text:list>
      <text:p text:style-name="Horizontal_20_Line"/>
      <text:h text:style-name="P1" text:outline-level="3">7. Practice Quiz Questions (Directly from Slides)</text:h>
      <text:p text:style-name="P22">Use these to test your knowledge.</text:p>
      <text:list text:style-name="L12">
        <text:list-item>
          <text:p text:style-name="P18"><text:span text:style-name="T1">What is Data Science (IBM)?</text:span> It combines math, stats, programming, AI, and domain expertise to uncover insights.</text:p>
        </text:list-item>
        <text:list-item>
          <text:p text:style-name="P18"><text:span text:style-name="T1">Econometrics vs. DS:</text:span> Econometrics prioritizes interpretation/validity; DS prioritizes prediction/scalability.</text:p>
        </text:list-item>
        <text:list-item>
          <text:p text:style-name="P18"><text:span text:style-name="T1">Supervised Learning:</text:span> Uses data with known input-output pairs.</text:p>
        </text:list-item>
        <text:list-item>
          <text:p text:style-name="P18"><text:span text:style-name="T1">Unstructured Data:</text:span> Includes Photos/images and Tweets (Text).</text:p>
        </text:list-item>
        <text:list-item>
          <text:p text:style-name="P18"><text:span text:style-name="T1">Objective of ML:</text:span> Learning patterns from data to improve task performance.</text:p>
        </text:list-item>
        <text:list-item>
          <text:p text:style-name="P18"><text:span text:style-name="T1">Data Leakage:</text:span> Using test-set information during training.</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20:54:45.007861303</meta:creation-date>
    <dc:date>2026-01-25T20:58:34.844921962</dc:date>
    <meta:editing-duration>PT3M51S</meta:editing-duration>
    <meta:editing-cycles>1</meta:editing-cycles>
    <meta:document-statistic meta:table-count="1" meta:image-count="0" meta:object-count="0" meta:page-count="4" meta:paragraph-count="90" meta:word-count="755" meta:character-count="5360" meta:non-whitespace-character-count="4747"/>
    <meta:generator>LibreOffice/24.2.7.2$Linux_X86_64 LibreOffice_project/420$Build-2</meta:generator>
  </office:meta>
</office:document-meta>
</file>